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1cm" fo:min-width="1.474cm"/>
    </style:style>
    <style:style style:name="gr2" style:family="graphic" style:parent-style-name="standard">
      <style:graphic-properties draw:textarea-horizontal-align="justify" draw:textarea-vertical-align="middle" draw:auto-grow-height="false" fo:min-height="0.418cm" fo:min-width="1.079cm"/>
    </style:style>
    <style:style style:name="gr3" style:family="graphic" style:parent-style-name="standard">
      <style:graphic-properties draw:textarea-horizontal-align="justify" draw:textarea-vertical-align="middle" draw:auto-grow-height="false" fo:min-height="0.951cm" fo:min-width="3.533cm"/>
    </style:style>
    <style:style style:name="gr4" style:family="graphic" style:parent-style-name="standard">
      <style:graphic-properties draw:textarea-horizontal-align="justify" draw:textarea-vertical-align="middle" draw:auto-grow-height="false" fo:min-height="0.65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93cm" fo:min-width="0.6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.777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05cm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2.01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278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74cm" svg:height="1.201cm" svg:x="2.019cm" svg:y="5.387cm">
          <text:p text:style-name="P1"><text:span text:style-name="T1">web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31cm" svg:height="0.944cm" svg:x="1.762cm" svg:y="3.413cm">
          <text:p text:style-name="P1"><text:span text:style-name="T1">cs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033cm" svg:height="1.201cm" svg:x="5.109cm" svg:y="5.387cm">
          <text:p text:style-name="P1"><text:span text:style-name="T1">R</text:span><text:span text:style-name="T1">a</text:span><text:span text:style-name="T1">b</text:span><text:span text:style-name="T1">b</text:span><text:span text:style-name="T1">it</text:span><text:span text:style-name="T1">M</text:span><text:span text:style-name="T1">Q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29cm" svg:height="1.03cm" svg:x="2.62cm" svg:y="4.3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116cm" svg:height="0.343cm" svg:x="3.993cm" svg:y="5.901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5.078cm" svg:height="0.489cm" svg:x="4.517cm" svg:y="6.616cm">
          <draw:text-box>
            <text:p text:style-name="P3"><text:span text:style-name="T2">Routing key = {ev[feed.provider]}.{ev[feed.code]}</text:span></text:p>
          </draw:text-box>
        </draw:frame>
        <draw:custom-shape draw:style-name="gr7" draw:text-style-name="P5" draw:layer="layout" svg:width="1.459cm" svg:height="0.718cm" svg:x="9.142cm" svg:y="5.693cm">
          <text:p text:style-name="P5"><text:span text:style-name="T3">bind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.905cm" svg:height="1.143cm" svg:x="15.129cm" svg:y="5.445cm">
          <text:p text:style-name="P1"><text:span text:style-name="T1">Intelmq2</text:span><text:span text:style-name="T1">n6 pars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1.27cm" svg:x="10.652cm" svg:y="5.445cm">
          <text:p text:style-name="P2"><text:span text:style-name="T1">Intelm2n6 que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89cm" svg:height="0.381cm" svg:x="14.208cm" svg:y="5.9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3T17:25:40.475473255</meta:creation-date>
    <dc:date>2019-11-03T17:35:28.605821698</dc:date>
    <meta:editing-duration>PT1M5S</meta:editing-duration>
    <meta:editing-cycles>1</meta:editing-cycles>
    <meta:document-statistic meta:object-count="10"/>
    <meta:generator>LibreOffice/6.3.3.1$Linux_X86_64 LibreOffice_project/30$Build-1</meta:generator>
  </office:meta>
</office:document-meta>
</file>